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ct@pict-OptiPlex-SFF-Plus-7010:~$ mysql -h 10.10.8.119 -u se21365 -p</text:p>
      <text:p text:style-name="Standard">Enter password: </text:p>
      <text:p text:style-name="Standard">Welcome to the MySQL monitor. <text:s/>Commands end with ; or \g.</text:p>
      <text:p text:style-name="Standard">Your MySQL connection id is 1315</text:p>
      <text:p text:style-name="Standard">Server version: 5.5.5-10.4.19-MariaDB MariaDB Server</text:p>
      <text:p text:style-name="Standard"/>
      <text:p text:style-name="Standard">Copyright (c) 2000, 2025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tables</text:p>
      <text:p text:style-name="Standard"><text:s text:c="4"/>-&gt; ;</text:p>
      <text:p text:style-name="Standard">ERROR 1046 (3D000): No database selected</text:p>
      <text:p text:style-name="Standard">mysql&gt; show tables</text:p>
      <text:p text:style-name="Standard"><text:s text:c="4"/>-&gt; 1</text:p>
      <text:p text:style-name="Standard"><text:s text:c="4"/>-&gt; 2</text:p>
      <text:p text:style-name="Standard"><text:s text:c="4"/>-&gt; </text:p>
      <text:p text:style-name="Standard"><text:s text:c="4"/>-&gt; ;</text:p>
      <text:p text:style-name="Standard">ERROR 1046 (3D000): No database selected</text:p>
      <text:p text:style-name="Standard">mysql&gt; use se21365_db</text:p>
      <text:p text:style-name="Standard">Database changed</text:p>
      <text:p text:style-name="Standard">mysql&gt; show tables</text:p>
      <text:p text:style-name="Standard"><text:s text:c="4"/>-&gt; ;</text:p>
      <text:p text:style-name="Standard">Empty set (0.01 sec)</text:p>
      <text:p text:style-name="Standard"/>
      <text:p text:style-name="Standard">mysql&gt; show databases</text:p>
      <text:p text:style-name="Standard"><text:s text:c="4"/>-&gt; </text:p>
      <text:p text:style-name="Standard"><text:s text:c="4"/>-&gt; ^C</text:p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se21365_db <text:s text:c="8"/>|</text:p>
      <text:p text:style-name="Standard">+--------------------+</text:p>
      <text:p text:style-name="Standard">2 rows in set (0.01 sec)</text:p>
      <text:p text:style-name="Standard"/>
      <text:p text:style-name="Standard">mysql&gt; create table product(p_id varchar(10), p_name varchar(20), category varchar(20), status varchar(20), m_date date, e_date date, m_address varchar(20), quantity float, price float);</text:p>
      <text:p text:style-name="Standard">Query OK, 0 rows affected (0.16 sec)</text:p>
      <text:p text:style-name="Standard"/>
      <text:p text:style-name="Standard">mysql&gt; desc product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<text:soft-page-break/>| p_id <text:s text:c="5"/>| varchar(10) | YES <text:s/>| <text:s text:c="4"/>| NULL <text:s text:c="3"/>| <text:s text:c="6"/>|</text:p>
      <text:p text:style-name="Standard">| p_name <text:s text:c="3"/>| varchar(20) | YES <text:s/>| <text:s text:c="4"/>| NULL <text:s text:c="3"/>| <text:s text:c="6"/>|</text:p>
      <text:p text:style-name="Standard">| category <text:s/>| varchar(20) | YES <text:s/>| <text:s text:c="4"/>| NULL <text:s text:c="3"/>| <text:s text:c="6"/>|</text:p>
      <text:p text:style-name="Standard">| status <text:s text:c="3"/>| varchar(20) | YES <text:s/>| <text:s text:c="4"/>| NULL <text:s text:c="3"/>| <text:s text:c="6"/>|</text:p>
      <text:p text:style-name="Standard">| m_date <text:s text:c="3"/>| date <text:s text:c="7"/>| YES <text:s/>| <text:s text:c="4"/>| NULL <text:s text:c="3"/>| <text:s text:c="6"/>|</text:p>
      <text:p text:style-name="Standard">| e_date <text:s text:c="3"/>| date <text:s text:c="7"/>| YES <text:s/>| <text:s text:c="4"/>| NULL <text:s text:c="3"/>| <text:s text:c="6"/>|</text:p>
      <text:p text:style-name="Standard">| m_address | varchar(20) | YES <text:s/>| <text:s text:c="4"/>| NULL <text:s text:c="3"/>| <text:s text:c="6"/>|</text:p>
      <text:p text:style-name="Standard">| quantity <text:s/>| float <text:s text:c="6"/>| YES <text:s/>| <text:s text:c="4"/>| NULL <text:s text:c="3"/>| <text:s text:c="6"/>|</text:p>
      <text:p text:style-name="Standard">| price <text:s text:c="4"/>| float <text:s text:c="6"/>| YES <text:s/>| <text:s text:c="4"/>| NULL <text:s text:c="3"/>| <text:s text:c="6"/>|</text:p>
      <text:p text:style-name="Standard">+-----------+-------------+------+-----+---------+-------+</text:p>
      <text:p text:style-name="Standard">9 rows in set (0.01 sec)</text:p>
      <text:p text:style-name="Standard"/>
      <text:p text:style-name="Standard">mysql&gt; insert into product values (101,'Apple','Fruit','Available','2025-01-15','2025-01-20',150,80);</text:p>
      <text:p text:style-name="Standard">ERROR 1136 (21S01): Column count doesn't match value count at row 1</text:p>
      <text:p text:style-name="Standard">mysql&gt; insert into product values ('101','Apple','Fruit','Available','2025-01-15','2025-01-20',150,80);</text:p>
      <text:p text:style-name="Standard">ERROR 1136 (21S01): Column count doesn't match value count at row 1</text:p>
      <text:p text:style-name="Standard">mysql&gt; insert into product values (1,'Apple','Fruit','Available','2025-01-15','2025-01-20',150,80);</text:p>
      <text:p text:style-name="Standard">ERROR 1136 (21S01): Column count doesn't match value count at row 1</text:p>
      <text:p text:style-name="Standard">mysql&gt; insert into product values (101,'Apple','Fruit','Available','2025-01-15','Market Yard','^C25-01-20',150,80);</text:p>
      <text:p text:style-name="Standard">mysql&gt; insert into product values (1,'Apple','Fruit','Available','2025-01-15','2025-01-20','Market Yard',150,80);</text:p>
      <text:p text:style-name="Standard">Query OK, 1 row affected (0.03 sec)</text:p>
      <text:p text:style-name="Standard"/>
      <text:p text:style-name="Standard">mysql&gt; show product;</text:p>
      <text:p text:style-name="Standard">ERROR 1064 (42000): You have an error in your SQL syntax; check the manual that corresponds to your MariaDB server version for the right syntax to use near 'product' at line 1</text:p>
      <text:p text:style-name="Standard">mysql&gt; show product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product' at line 1</text:p>
      <text:p text:style-name="Standard">mysql&gt; select * from product;</text:p>
      <text:p text:style-name="Standard">+------+--------+----------+-----------+------------+------------+-------------+----------+-------+</text:p>
      <text:p text:style-name="Standard">| p_id | p_name | category | status <text:s text:c="3"/>| m_date <text:s text:c="4"/>| e_date <text:s text:c="4"/>| m_address <text:s text:c="2"/>| quantity | price |</text:p>
      <text:p text:style-name="Standard">+------+--------+----------+-----------+------------+------------+-------------+----------+-------+</text:p>
      <text:p text:style-name="Standard">| 1 <text:s text:c="3"/>| Apple <text:s/>| Fruit <text:s text:c="3"/>| Available | 2025-01-15 | 2025-01-20 | Market Yard | <text:s text:c="5"/>150 | <text:s text:c="3"/>80 |</text:p>
      <text:p text:style-name="Standard">+------+--------+----------+-----------+------------+------------+-------------+----------+-------+</text:p>
      <text:p text:style-name="Standard">1 row in set (0.00 sec)</text:p>
      <text:p text:style-name="Standard"/>
      <text:p text:style-name="Standard">mysql&gt; insert into product values (2,'Banana','Fruit','Available','2025-01-15','2025-01-20','Market Yard',200,50);</text:p>
      <text:p text:style-name="Standard">Query OK, 1 row affected (0.03 sec)</text:p>
      <text:p text:style-name="Standard"/>
      <text:p text:style-name="Standard">mysql&gt; select * from product;</text:p>
      <text:p text:style-name="Standard">+------+--------+----------+-----------+------------+------------+-------------+----------+-------+</text:p>
      <text:p text:style-name="Standard">| p_id | p_name | category | status <text:s text:c="3"/>| m_date <text:s text:c="4"/>| e_date <text:s text:c="4"/>| m_address <text:s text:c="2"/>| quantity | price |</text:p>
      <text:p text:style-name="Standard">+------+--------+----------+-----------+------------+------------+-------------+----------+-------+</text:p>
      <text:p text:style-name="Standard">| 1 <text:s text:c="3"/>| Apple <text:s/>| Fruit <text:s text:c="3"/>| Available | 2025-01-15 | 2025-01-20 | Market Yard | <text:s text:c="5"/>150 | <text:s text:c="3"/>80 |</text:p>
      <text:p text:style-name="Standard">| 2 <text:s text:c="3"/>| Banana | Fruit <text:s text:c="3"/>| Available | 2025-01-15 | 2025-01-20 | Market Yard | <text:s text:c="5"/>200 | <text:s text:c="3"/>50 |</text:p>
      <text:p text:style-name="Standard"><text:soft-page-break/>+------+--------+----------+-----------+------------+------------+-------------+----------+-------+</text:p>
      <text:p text:style-name="Standard">2 rows in set (0.00 sec)</text:p>
      <text:p text:style-name="Standard"/>
      <text:p text:style-name="Standard">mysql&gt; insert into product values (3,'Orange','Fruit','Available','2025-01-20','2025-02-26','India Mart',100,60);</text:p>
      <text:p text:style-name="Standard">Query OK, 1 row affected (0.06 sec)</text:p>
      <text:p text:style-name="Standard"/>
      <text:p text:style-name="Standard">mysql&gt; select * from product;</text:p>
      <text:p text:style-name="Standard">+------+--------+----------+-----------+------------+------------+-------------+----------+-------+</text:p>
      <text:p text:style-name="Standard">| p_id | p_name | category | status <text:s text:c="3"/>| m_date <text:s text:c="4"/>| e_date <text:s text:c="4"/>| m_address <text:s text:c="2"/>| quantity | price |</text:p>
      <text:p text:style-name="Standard">+------+--------+----------+-----------+------------+------------+-------------+----------+-------+</text:p>
      <text:p text:style-name="Standard">| 1 <text:s text:c="3"/>| Apple <text:s/>| Fruit <text:s text:c="3"/>| Available | 2025-01-15 | 2025-01-20 | Market Yard | <text:s text:c="5"/>150 | <text:s text:c="3"/>80 |</text:p>
      <text:p text:style-name="Standard">| 2 <text:s text:c="3"/>| Banana | Fruit <text:s text:c="3"/>| Available | 2025-01-15 | 2025-01-20 | Market Yard | <text:s text:c="5"/>200 | <text:s text:c="3"/>50 |</text:p>
      <text:p text:style-name="Standard">| 3 <text:s text:c="3"/>| Orange | Fruit <text:s text:c="3"/>| Available | 2025-01-20 | 2025-02-26 | India Mart <text:s/>| <text:s text:c="5"/>100 | <text:s text:c="3"/>60 |</text:p>
      <text:p text:style-name="Standard">+------+--------+----------+-----------+------------+------------+-------------+----------+-------+</text:p>
      <text:p text:style-name="Standard">3 rows in set (0.00 sec)</text:p>
      <text:p text:style-name="Standard"/>
      <text:p text:style-name="Standard">mysql&gt; insert into product values (4,'Tomato','Vegitable','Available','2025-02-19','2026-01-15','Market Yard',500,40);</text:p>
      <text:p text:style-name="Standard">Query OK, 1 row affected (0.03 sec)</text:p>
      <text:p text:style-name="Standard"/>
      <text:p text:style-name="Standard">mysql&gt; insert into product values (5,'Onion','Vegitable','Unavailable','2025-02-17','2026-01-28','Market Yard',100,200);</text:p>
      <text:p text:style-name="Standard">Query OK, 1 row affected (0.02 sec)</text:p>
      <text:p text:style-name="Standard"/>
      <text:p text:style-name="Standard">mysql&gt; select * from product;</text:p>
      <text:p text:style-name="Standard">+------+--------+-----------+-------------+------------+------------+-------------+----------+-------+</text:p>
      <text:p text:style-name="Standard">| p_id | p_name | category <text:s/>| status <text:s text:c="5"/>| m_date <text:s text:c="4"/>| e_date <text:s text:c="4"/>| m_address <text:s text:c="2"/>| quantity | price |</text:p>
      <text:p text:style-name="Standard">+------+--------+-----------+-------------+------------+------------+-------------+----------+-------+</text:p>
      <text:p text:style-name="Standard">| 1 <text:s text:c="3"/>| Apple <text:s/>| Fruit <text:s text:c="4"/>| Available <text:s text:c="2"/>| 2025-01-15 | 2025-01-20 | Market Yard | <text:s text:c="5"/>150 | <text:s text:c="3"/>80 |</text:p>
      <text:p text:style-name="Standard">| 2 <text:s text:c="3"/>| Banana | Fruit <text:s text:c="4"/>| Available <text:s text:c="2"/>| 2025-01-15 | 2025-01-20 | Market Yard | <text:s text:c="5"/>200 | <text:s text:c="3"/>50 |</text:p>
      <text:p text:style-name="Standard">| 3 <text:s text:c="3"/>| Orange | Fruit <text:s text:c="4"/>| Available <text:s text:c="2"/>| 2025-01-20 | 2025-02-26 | India Mart <text:s/>| <text:s text:c="5"/>100 | <text:s text:c="3"/>60 |</text:p>
      <text:p text:style-name="Standard">| 4 <text:s text:c="3"/>| Tomato | Vegitable | Available <text:s text:c="2"/>| 2025-02-19 | 2026-01-15 | Market Yard | <text:s text:c="5"/>500 | <text:s text:c="3"/>40 |</text:p>
      <text:p text:style-name="Standard">| 5 <text:s text:c="3"/>| Onion <text:s/>| Vegitable | Unavailable | 2025-02-17 | 2026-01-28 | Market Yard | <text:s text:c="5"/>100 | <text:s text:c="2"/>200 |</text:p>
      <text:p text:style-name="Standard">+------+--------+-----------+-------------+------------+------------+-------------+----------+-------+</text:p>
      <text:p text:style-name="Standard">5 rows in set (0.00 sec)</text:p>
      <text:p text:style-name="Standard"/>
      <text:p text:style-name="Standard">mysql&gt; select *from product order by price;</text:p>
      <text:p text:style-name="Standard">+------+--------+-----------+-------------+------------+------------+-------------+----------+-------+</text:p>
      <text:p text:style-name="Standard">| p_id | p_name | category <text:s/>| status <text:s text:c="5"/>| m_date <text:s text:c="4"/>| e_date <text:s text:c="4"/>| m_address <text:s text:c="2"/>| quantity | price |</text:p>
      <text:p text:style-name="Standard">+------+--------+-----------+-------------+------------+------------+-------------+----------+-------+</text:p>
      <text:p text:style-name="Standard">| 4 <text:s text:c="3"/>| Tomato | Vegitable | Available <text:s text:c="2"/>| 2025-02-19 | 2026-01-15 | Market Yard | <text:s text:c="5"/>500 | <text:s text:c="3"/>40 |</text:p>
      <text:p text:style-name="Standard">| 2 <text:s text:c="3"/>| Banana | Fruit <text:s text:c="4"/>| Available <text:s text:c="2"/>| 2025-01-15 | 2025-01-20 | Market Yard | <text:s text:c="5"/>200 | <text:s text:c="3"/>50 |</text:p>
      <text:p text:style-name="Standard">| 3 <text:s text:c="3"/>| Orange | Fruit <text:s text:c="4"/>| Available <text:s text:c="2"/>| 2025-01-20 | 2025-02-26 | India Mart <text:s/>| <text:s text:c="5"/>100 | <text:s text:c="3"/>60 |</text:p>
      <text:p text:style-name="Standard">| 1 <text:s text:c="3"/>| Apple <text:s/>| Fruit <text:s text:c="4"/>| Available <text:s text:c="2"/>| 2025-01-15 | 2025-01-20 | Market Yard | <text:s text:c="5"/>150 | <text:s text:c="3"/>80 |</text:p>
      <text:p text:style-name="Standard">| 5 <text:s text:c="3"/>| Onion <text:s/>| Vegitable | Unavailable | 2025-02-17 | 2026-01-28 | Market Yard | <text:s text:c="5"/>100 | <text:s text:c="2"/>200 |</text:p>
      <text:p text:style-name="Standard">+------+--------+-----------+-------------+------------+------------+-------------+----------+-------+</text:p>
      <text:p text:style-name="Standard">5 rows in set (0.00 sec)</text:p>
      <text:p text:style-name="Standard"/>
      <text:p text:style-name="Standard"><text:soft-page-break/>mysql&gt; select *from product order by price desc;</text:p>
      <text:p text:style-name="Standard">+------+--------+-----------+-------------+------------+------------+-------------+----------+-------+</text:p>
      <text:p text:style-name="Standard">| p_id | p_name | category <text:s/>| status <text:s text:c="5"/>| m_date <text:s text:c="4"/>| e_date <text:s text:c="4"/>| m_address <text:s text:c="2"/>| quantity | price |</text:p>
      <text:p text:style-name="Standard">+------+--------+-----------+-------------+------------+------------+-------------+----------+-------+</text:p>
      <text:p text:style-name="Standard">| 5 <text:s text:c="3"/>| Onion <text:s/>| Vegitable | Unavailable | 2025-02-17 | 2026-01-28 | Market Yard | <text:s text:c="5"/>100 | <text:s text:c="2"/>200 |</text:p>
      <text:p text:style-name="Standard">| 1 <text:s text:c="3"/>| Apple <text:s/>| Fruit <text:s text:c="4"/>| Available <text:s text:c="2"/>| 2025-01-15 | 2025-01-20 | Market Yard | <text:s text:c="5"/>150 | <text:s text:c="3"/>80 |</text:p>
      <text:p text:style-name="Standard">| 3 <text:s text:c="3"/>| Orange | Fruit <text:s text:c="4"/>| Available <text:s text:c="2"/>| 2025-01-20 | 2025-02-26 | India Mart <text:s/>| <text:s text:c="5"/>100 | <text:s text:c="3"/>60 |</text:p>
      <text:p text:style-name="Standard">| 2 <text:s text:c="3"/>| Banana | Fruit <text:s text:c="4"/>| Available <text:s text:c="2"/>| 2025-01-15 | 2025-01-20 | Market Yard | <text:s text:c="5"/>200 | <text:s text:c="3"/>50 |</text:p>
      <text:p text:style-name="Standard">| 4 <text:s text:c="3"/>| Tomato | Vegitable | Available <text:s text:c="2"/>| 2025-02-19 | 2026-01-15 | Market Yard | <text:s text:c="5"/>500 | <text:s text:c="3"/>40 |</text:p>
      <text:p text:style-name="Standard">+------+--------+-----------+-------------+------------+------------+-------------+----------+-------+</text:p>
      <text:p text:style-name="Standard">5 rows in set (0.00 sec)</text:p>
      <text:p text:style-name="Standard"/>
      <text:p text:style-name="Standard">mysql&gt; select *from product limit 1;</text:p>
      <text:p text:style-name="Standard">+------+--------+----------+-----------+------------+------------+-------------+----------+-------+</text:p>
      <text:p text:style-name="Standard">| p_id | p_name | category | status <text:s text:c="3"/>| m_date <text:s text:c="4"/>| e_date <text:s text:c="4"/>| m_address <text:s text:c="2"/>| quantity | price |</text:p>
      <text:p text:style-name="Standard">+------+--------+----------+-----------+------------+------------+-------------+----------+-------+</text:p>
      <text:p text:style-name="Standard">| 1 <text:s text:c="3"/>| Apple <text:s/>| Fruit <text:s text:c="3"/>| Available | 2025-01-15 | 2025-01-20 | Market Yard | <text:s text:c="5"/>150 | <text:s text:c="3"/>80 |</text:p>
      <text:p text:style-name="Standard">+------+--------+----------+-----------+------------+------------+-------------+----------+-------+</text:p>
      <text:p text:style-name="Standard">1 row in set (0.01 sec)</text:p>
      <text:p text:style-name="Standard"/>
      <text:p text:style-name="Standard">mysql&gt; select *from product limit 4;</text:p>
      <text:p text:style-name="Standard">+------+--------+-----------+-----------+------------+------------+-------------+----------+-------+</text:p>
      <text:p text:style-name="Standard">| p_id | p_name | category <text:s/>| status <text:s text:c="3"/>| m_date <text:s text:c="4"/>| e_date <text:s text:c="4"/>| m_address <text:s text:c="2"/>| quantity | price |</text:p>
      <text:p text:style-name="Standard">+------+--------+-----------+-----------+------------+------------+-------------+----------+-------+</text:p>
      <text:p text:style-name="Standard">| 1 <text:s text:c="3"/>| Apple <text:s/>| Fruit <text:s text:c="4"/>| Available | 2025-01-15 | 2025-01-20 | Market Yard | <text:s text:c="5"/>150 | <text:s text:c="3"/>80 |</text:p>
      <text:p text:style-name="Standard">| 2 <text:s text:c="3"/>| Banana | Fruit <text:s text:c="4"/>| Available | 2025-01-15 | 2025-01-20 | Market Yard | <text:s text:c="5"/>200 | <text:s text:c="3"/>50 |</text:p>
      <text:p text:style-name="Standard">| 3 <text:s text:c="3"/>| Orange | Fruit <text:s text:c="4"/>| Available | 2025-01-20 | 2025-02-26 | India Mart <text:s/>| <text:s text:c="5"/>100 | <text:s text:c="3"/>60 |</text:p>
      <text:p text:style-name="Standard">| 4 <text:s text:c="3"/>| Tomato | Vegitable | Available | 2025-02-19 | 2026-01-15 | Market Yard | <text:s text:c="5"/>500 | <text:s text:c="3"/>40 |</text:p>
      <text:p text:style-name="Standard">+------+--------+-----------+-----------+------------+------------+-------------+----------+-------+</text:p>
      <text:p text:style-name="Standard">4 rows in set (0.00 sec)</text:p>
      <text:p text:style-name="Standard"/>
      <text:p text:style-name="Standard">mysql&gt; select * from product where category in('Vegetable');</text:p>
      <text:p text:style-name="Standard">Empty set (0.00 sec)</text:p>
      <text:p text:style-name="Standard"/>
      <text:p text:style-name="Standard">mysql&gt; select * from product where category in('Vegitable');</text:p>
      <text:p text:style-name="Standard">+------+--------+-----------+-------------+------------+------------+-------------+----------+-------+</text:p>
      <text:p text:style-name="Standard">| p_id | p_name | category <text:s/>| status <text:s text:c="5"/>| m_date <text:s text:c="4"/>| e_date <text:s text:c="4"/>| m_address <text:s text:c="2"/>| quantity | price |</text:p>
      <text:p text:style-name="Standard">+------+--------+-----------+-------------+------------+------------+-------------+----------+-------+</text:p>
      <text:p text:style-name="Standard">| 4 <text:s text:c="3"/>| Tomato | Vegitable | Available <text:s text:c="2"/>| 2025-02-19 | 2026-01-15 | Market Yard | <text:s text:c="5"/>500 | <text:s text:c="3"/>40 |</text:p>
      <text:p text:style-name="Standard">| 5 <text:s text:c="3"/>| Onion <text:s/>| Vegitable | Unavailable | 2025-02-17 | 2026-01-28 | Market Yard | <text:s text:c="5"/>100 | <text:s text:c="2"/>200 |</text:p>
      <text:p text:style-name="Standard">+------+--------+-----------+-------------+------------+------------+-------------+----------+-------+</text:p>
      <text:p text:style-name="Standard">2 rows in set (0.00 sec)</text:p>
      <text:p text:style-name="Standard"/>
      <text:p text:style-name="Standard">mysql&gt; ^C</text:p>
      <text:p text:style-name="Standard">mysql&gt; select * from product where quantity&lt;200;</text:p>
      <text:p text:style-name="Standard">+------+--------+-----------+-------------+------------+------------+-------------+----------+-------+</text:p>
      <text:p text:style-name="Standard">| p_id | p_name | category <text:s/>| status <text:s text:c="5"/>| m_date <text:s text:c="4"/>| e_date <text:s text:c="4"/>| m_address <text:s text:c="2"/>| quantity | price |</text:p>
      <text:p text:style-name="Standard">+------+--------+-----------+-------------+------------+------------+-------------+----------+-------+</text:p>
      <text:p text:style-name="Standard">| 1 <text:s text:c="3"/>| Apple <text:s/>| Fruit <text:s text:c="4"/>| Available <text:s text:c="2"/>| 2025-01-15 | 2025-01-20 | Market Yard | <text:s text:c="5"/>150 | <text:s text:c="3"/>80 |</text:p>
      <text:p text:style-name="Standard"><text:soft-page-break/>| 3 <text:s text:c="3"/>| Orange | Fruit <text:s text:c="4"/>| Available <text:s text:c="2"/>| 2025-01-20 | 2025-02-26 | India Mart <text:s/>| <text:s text:c="5"/>100 | <text:s text:c="3"/>60 |</text:p>
      <text:p text:style-name="Standard">| 5 <text:s text:c="3"/>| Onion <text:s/>| Vegitable | Unavailable | 2025-02-17 | 2026-01-28 | Market Yard | <text:s text:c="5"/>100 | <text:s text:c="2"/>200 |</text:p>
      <text:p text:style-name="Standard">+------+--------+-----------+-------------+------------+------------+-------------+----------+-------+</text:p>
      <text:p text:style-name="Standard">3 rows in set (0.00 sec)</text:p>
      <text:p text:style-name="Standard"/>
      <text:p text:style-name="Standard">mysql&gt; select * from product where quantity&gt;200;</text:p>
      <text:p text:style-name="Standard">+------+--------+-----------+-----------+------------+------------+-------------+----------+-------+</text:p>
      <text:p text:style-name="Standard">| p_id | p_name | category <text:s/>| status <text:s text:c="3"/>| m_date <text:s text:c="4"/>| e_date <text:s text:c="4"/>| m_address <text:s text:c="2"/>| quantity | price |</text:p>
      <text:p text:style-name="Standard">+------+--------+-----------+-----------+------------+------------+-------------+----------+-------+</text:p>
      <text:p text:style-name="Standard">| 4 <text:s text:c="3"/>| Tomato | Vegitable | Available | 2025-02-19 | 2026-01-15 | Market Yard | <text:s text:c="5"/>500 | <text:s text:c="3"/>40 |</text:p>
      <text:p text:style-name="Standard">+------+--------+-----------+-----------+------------+------------+-------------+----------+-------+</text:p>
      <text:p text:style-name="Standard">1 row in set (0.00 sec)</text:p>
      <text:p text:style-name="Standard"/>
      <text:p text:style-name="Standard">mysql&gt; show tables</text:p>
      <text:p text:style-name="Standard"><text:s text:c="4"/>-&gt; p_id</text:p>
      <text:p text:style-name="Standard"><text:s text:c="4"/>-&gt; </text:p>
      <text:p text:style-name="Standard"><text:s text:c="4"/>-&gt; p_id;</text:p>
      <text:p text:style-name="Standard">ERROR 1064 (42000): You have an error in your SQL syntax; check the manual that corresponds to your MariaDB server version for the right syntax to use near 'p_id</text:p>
      <text:p text:style-name="Standard"/>
      <text:p text:style-name="Standard">p_id' at line 2</text:p>
      <text:p text:style-name="Standard">mysql&gt; update product set p_name=Product_name;</text:p>
      <text:p text:style-name="Standard">ERROR 1054 (42S22): Unknown column 'Product_name' in 'field list'</text:p>
      <text:p text:style-name="Standard">mysql&gt; select *from product limit 1;</text:p>
      <text:p text:style-name="Standard">+------+--------+----------+-----------+------------+------------+-------------+----------+-------+</text:p>
      <text:p text:style-name="Standard">| p_id | p_name | category | status <text:s text:c="3"/>| m_date <text:s text:c="4"/>| e_date <text:s text:c="4"/>| m_address <text:s text:c="2"/>| quantity | price |</text:p>
      <text:p text:style-name="Standard">+------+--------+----------+-----------+------------+------------+-------------+----------+-------+</text:p>
      <text:p text:style-name="Standard">| 1 <text:s text:c="3"/>| Apple <text:s/>| Fruit <text:s text:c="3"/>| Available | 2025-01-15 | 2025-01-20 | Market Yard | <text:s text:c="5"/>150 | <text:s text:c="3"/>80 |</text:p>
      <text:p text:style-name="Standard">+------+--------+----------+-----------+------------+------------+-------------+----------+-------+</text:p>
      <text:p text:style-name="Standard">1 row in set (0.00 sec)</text:p>
      <text:p text:style-name="Standard"/>
      <text:p text:style-name="Standard">mysql&gt; update product set Vegitable=Vegetable;</text:p>
      <text:p text:style-name="Standard">ERROR 1054 (42S22): Unknown column 'Vegitable' in 'field list'</text:p>
      <text:p text:style-name="Standard">mysql&gt; update product set p_name = Product_name;</text:p>
      <text:p text:style-name="Standard">ERROR 1054 (42S22): Unknown column 'Product_name' in 'field list'</text:p>
      <text:p text:style-name="Standard">mysql&gt; update product set category = Vegetable where pid=4,5;</text:p>
      <text:p text:style-name="Standard">ERROR 1064 (42000): You have an error in your SQL syntax; check the manual that corresponds to your MariaDB server version for the right syntax to use near '5' at line 1</text:p>
      <text:p text:style-name="Standard">mysql&gt; update product set category = Vegetable where pid=(4,5);</text:p>
      <text:p text:style-name="Standard">ERROR 1054 (42S22): Unknown column 'pid' in 'where clause'</text:p>
      <text:p text:style-name="Standard">mysql&gt; update product set category = Vegetable where pid=4;</text:p>
      <text:p text:style-name="Standard">ERROR 1054 (42S22): Unknown column 'pid' in 'where clause'</text:p>
      <text:p text:style-name="Standard">mysql&gt; update product set category = Vegetable where p_id=4,5;</text:p>
      <text:p text:style-name="Standard">ERROR 1064 (42000): You have an error in your SQL syntax; check the manual that corresponds to your MariaDB server version for the right syntax to use near '5' at line 1</text:p>
      <text:p text:style-name="Standard">mysql&gt; update product set category = Vegetable where p_id=(4,5);</text:p>
      <text:p text:style-name="Standard">ERROR 4078 (HY000): Illegal parameter data types varchar and row for operation '='</text:p>
      <text:p text:style-name="Standard">mysql&gt; update product set category = Vegetable where p_id=4;</text:p>
      <text:p text:style-name="Standard">ERROR 1054 (42S22): Unknown column 'Vegetable' in 'field list'</text:p>
      <text:p text:style-name="Standard"><text:soft-page-break/>mysql&gt; update product set category = Vegetable where p_id='4';</text:p>
      <text:p text:style-name="Standard">ERROR 1054 (42S22): Unknown column 'Vegetable' in 'field list'</text:p>
      <text:p text:style-name="Standard">mysql&gt; update product set category =Vegitable where p_id='4';</text:p>
      <text:p text:style-name="Standard">ERROR 1054 (42S22): Unknown column 'Vegitable' in 'field list'</text:p>
      <text:p text:style-name="Standard">mysql&gt; update product set price=100 where p_id='1';</text:p>
      <text:p text:style-name="Standard">Query OK, 1 row affected (0.02 sec)</text:p>
      <text:p text:style-name="Standard">Rows matched: 1 <text:s/>Changed: 1 <text:s/>Warnings: 0</text:p>
      <text:p text:style-name="Standard"/>
      <text:p text:style-name="Standard">mysql&gt; select *from product limit 1;</text:p>
      <text:p text:style-name="Standard">+------+--------+----------+-----------+------------+------------+-------------+----------+-------+</text:p>
      <text:p text:style-name="Standard">| p_id | p_name | category | status <text:s text:c="3"/>| m_date <text:s text:c="4"/>| e_date <text:s text:c="4"/>| m_address <text:s text:c="2"/>| quantity | price |</text:p>
      <text:p text:style-name="Standard">+------+--------+----------+-----------+------------+------------+-------------+----------+-------+</text:p>
      <text:p text:style-name="Standard">| 1 <text:s text:c="3"/>| Apple <text:s/>| Fruit <text:s text:c="3"/>| Available | 2025-01-15 | 2025-01-20 | Market Yard | <text:s text:c="5"/>150 | <text:s text:c="2"/>100 |</text:p>
      <text:p text:style-name="Standard">+------+--------+----------+-----------+------------+------------+-------------+----------+-------+</text:p>
      <text:p text:style-name="Standard">1 row in set (0.00 sec)</text:p>
      <text:p text:style-name="Standard"/>
      <text:p text:style-name="Standard">mysql&gt; slect count(p_name) from product;</text:p>
      <text:p text:style-name="Standard">ERROR 1064 (42000): You have an error in your SQL syntax; check the manual that corresponds to your MariaDB server version for the right syntax to use near 'slect count(p_name) from product' at line 1</text:p>
      <text:p text:style-name="Standard">mysql&gt; select count(p_name) from product;</text:p>
      <text:p text:style-name="Standard">+---------------+</text:p>
      <text:p text:style-name="Standard">| count(p_name) |</text:p>
      <text:p text:style-name="Standard">+---------------+</text:p>
      <text:p text:style-name="Standard">| <text:s text:c="12"/>5 |</text:p>
      <text:p text:style-name="Standard">+---------------+</text:p>
      <text:p text:style-name="Standard">1 row in set (0.00 sec)</text:p>
      <text:p text:style-name="Standard"/>
      <text:p text:style-name="Standard">mysql&gt; select count(category) from product;</text:p>
      <text:p text:style-name="Standard">+-----------------+</text:p>
      <text:p text:style-name="Standard">| count(category) |</text:p>
      <text:p text:style-name="Standard">+-----------------+</text:p>
      <text:p text:style-name="Standard">| <text:s text:c="14"/>5 |</text:p>
      <text:p text:style-name="Standard">+-----------------+</text:p>
      <text:p text:style-name="Standard">1 row in set (0.00 sec)</text:p>
      <text:p text:style-name="Standard"/>
      <text:p text:style-name="Standard">mysql&gt; select count(distinct(category)) from product;</text:p>
      <text:p text:style-name="Standard">+---------------------------+</text:p>
      <text:p text:style-name="Standard">| count(distinct(category)) |</text:p>
      <text:p text:style-name="Standard">+---------------------------+</text:p>
      <text:p text:style-name="Standard">| <text:s text:c="24"/>2 |</text:p>
      <text:p text:style-name="Standard">+---------------------------+</text:p>
      <text:p text:style-name="Standard">1 row in set (0.00 sec)</text:p>
      <text:p text:style-name="Standard"/>
      <text:p text:style-name="Standard">mysql&gt; </text:p>
      <text:p text:style-name="Standard">mysql&gt; mysql -h 10.10.8.119 -u se21365 -p \</text:p>
      <text:p text:style-name="Standard"><text:s text:c="4"/>-&gt; -e "SELECT * FROM your_database_name.mytable;" \</text:p>
      <text:p text:style-name="Standard"><text:s text:c="4"/>-&gt; --batch --silent &gt; mytable.tsv</text:p>
      <text:p text:style-name="Standard"><text:s text:c="4"/>-&gt; ^C</text:p>
      <text:p text:style-name="Standard"><text:soft-page-break/>mysql&gt; mysql -h 10.10.8.119 -u se21365 -p \</text:p>
      <text:p text:style-name="Standard"><text:s text:c="4"/>-&gt; -e "SELECT * FROM your_database_name.product;" \</text:p>
      <text:p text:style-name="Standard"><text:s text:c="4"/>-&gt; --batch --silent &gt; product.tsv</text:p>
      <text:p text:style-name="Standard"><text:s text:c="4"/>-&gt; 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mysql -h 10.10.8.119 -u se21365 -p </text:p>
      <text:p text:style-name="Standard">-e "SELECT * FROM your_database_name.prod...' at line 1</text:p>
      <text:p text:style-name="Standard">mysql&gt; mysql -h 10.10.8.119 -u se21365 -p <text:s/>-e "SELECT * FROM your_database_name.product;" <text:s/>--batch --silent &gt; product.tsv;</text:p>
      <text:p text:style-name="Standard">ERROR 1064 (42000): You have an error in your SQL syntax; check the manual that corresponds to your MariaDB server version for the right syntax to use near 'mysql -h 10.10.8.119 -u se21365 -p <text:s/>-e "SELECT * FROM your_database_name.prod...' at line 1</text:p>
      <text:p text:style-name="Standard">mysql&gt; select count(sum) from product;</text:p>
      <text:p text:style-name="Standard">ERROR 1054 (42S22): Unknown column 'sum' in 'field list'</text:p>
      <text:p text:style-name="Standard">mysql&gt; select sum(price) from product;</text:p>
      <text:p text:style-name="Standard">+------------+</text:p>
      <text:p text:style-name="Standard">| sum(price) |</text:p>
      <text:p text:style-name="Standard">+------------+</text:p>
      <text:p text:style-name="Standard">| <text:s text:c="7"/>450 |</text:p>
      <text:p text:style-name="Standard">+------------+</text:p>
      <text:p text:style-name="Standard">1 row in set (0.00 sec)</text:p>
      <text:p text:style-name="Standard"/>
      <text:p text:style-name="Standard">mysql&gt; select max(price) from product;</text:p>
      <text:p text:style-name="Standard">+------------+</text:p>
      <text:p text:style-name="Standard">| max(price) |</text:p>
      <text:p text:style-name="Standard">+------------+</text:p>
      <text:p text:style-name="Standard">| <text:s text:c="7"/>200 |</text:p>
      <text:p text:style-name="Standard">+------------+</text:p>
      <text:p text:style-name="Standard">1 row in set (0.00 sec)</text:p>
      <text:p text:style-name="Standard"/>
      <text:p text:style-name="Standard">mysql&gt; show databases</text:p>
      <text:p text:style-name="Standard"><text:s text:c="4"/>-&gt; ^C</text:p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se21365_db <text:s text:c="8"/>|</text:p>
      <text:p text:style-name="Standard">+--------------------+</text:p>
      <text:p text:style-name="Standard">2 rows in set (0.01 sec)</text:p>
      <text:p text:style-name="Standard"/>
      <text:p text:style-name="Standard">mysql&gt; use se21365_db</text:p>
      <text:p text:style-name="Standard">Database changed</text:p>
      <text:p text:style-name="Standard">mysql&gt; show tables;</text:p>
      <text:p text:style-name="Standard">+----------------------+</text:p>
      <text:p text:style-name="Standard">| Tables_in_se21365_db |</text:p>
      <text:p text:style-name="Standard">+----------------------+</text:p>
      <text:p text:style-name="Standard">| product <text:s text:c="13"/>|</text:p>
      <text:p text:style-name="Standard"><text:soft-page-break/>+----------------------+</text:p>
      <text:p text:style-name="Standard">1 row in set (0.00 sec)</text:p>
      <text:p text:style-name="Standard"/>
      <text:p text:style-name="Standard">mysql&gt; mysql -h 10.10.8.119 -u se21365 -p \</text:p>
      <text:p text:style-name="Standard"><text:s text:c="4"/>-&gt; se21365_db \</text:p>
      <text:p text:style-name="Standard"><text:s text:c="4"/>-&gt; -e "SELECT * FROM product" \</text:p>
      <text:p text:style-name="Standard"><text:s text:c="4"/>-&gt; --batch --silent &gt; product.tsv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mysql -h 10.10.8.119 -u se21365 -p </text:p>
      <text:p text:style-name="Standard">se21365_db </text:p>
      <text:p text:style-name="Standard">-e "SELECT * FROM product" </text:p>
      <text:p text:style-name="Standard">-...' at line 1</text:p>
      <text:p text:style-name="Standard">mysql&gt; mysql -h 10.10.8.119 -u se21365 -p <text:s/>se21365_db <text:s/>-e "SELECT * FROM product" <text:s/>--batch --silent &gt; product.tsv;</text:p>
      <text:p text:style-name="Standard">ERROR 1064 (42000): You have an error in your SQL syntax; check the manual that corresponds to your MariaDB server version for the right syntax to use near 'mysql -h 10.10.8.119 -u se21365 -p <text:s/>se21365_db <text:s/>-e "SELECT * FROM product" <text:s/>-...' at line 1</text:p>
      <text:p text:style-name="Standard">mysql&gt; exit;</text:p>
      <text:p text:style-name="Standard">Bye</text:p>
      <text:p text:style-name="Standard">pict@pict-OptiPlex-SFF-Plus-7010:~$ mysql -h 10.10.8.119 -u se21365 -p <text:s/>se21365_db <text:s/>-e "SELECT * FROM product" <text:s/>--batch --silent &gt; product.tsv;</text:p>
      <text:p text:style-name="Standard">Enter password: </text:p>
      <text:p text:style-name="Standard">pict@pict-OptiPlex-SFF-Plus-7010:~$ mysql -h 10.10.8.119 -u se21365 -p</text:p>
      <text:p text:style-name="Standard">Enter password: </text:p>
      <text:p text:style-name="Standard">Welcome to the MySQL monitor. <text:s/>Commands end with ; or \g.</text:p>
      <text:p text:style-name="Standard">Your MySQL connection id is 1464</text:p>
      <text:p text:style-name="Standard">Server version: 5.5.5-10.4.19-MariaDB MariaDB Server</text:p>
      <text:p text:style-name="Standard"/>
      <text:p text:style-name="Standard">Copyright (c) 2000, 2025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elect *from product;</text:p>
      <text:p text:style-name="Standard">ERROR 1046 (3D000): No database selected</text:p>
      <text:p text:style-name="Standard">mysql&gt; use se21365_db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elect *from product;</text:p>
      <text:p text:style-name="Standard">+------+--------+-----------+-------------+------------+------------+-------------+----------+-------+</text:p>
      <text:p text:style-name="Standard">| p_id | p_name | category <text:s/>| status <text:s text:c="5"/>| m_date <text:s text:c="4"/>| e_date <text:s text:c="4"/>| m_address <text:s text:c="2"/>| quantity | price |</text:p>
      <text:p text:style-name="Standard">+------+--------+-----------+-------------+------------+------------+-------------+----------+-------+</text:p>
      <text:p text:style-name="Standard">| 1 <text:s text:c="3"/>| Apple <text:s/>| Fruit <text:s text:c="4"/>| Available <text:s text:c="2"/>| 2025-01-15 | 2025-01-20 | Market Yard | <text:s text:c="5"/>150 | <text:s text:c="2"/>100 |</text:p>
      <text:p text:style-name="Standard"><text:soft-page-break/>| 2 <text:s text:c="3"/>| Banana | Fruit <text:s text:c="4"/>| Available <text:s text:c="2"/>| 2025-01-15 | 2025-01-20 | Market Yard | <text:s text:c="5"/>200 | <text:s text:c="3"/>50 |</text:p>
      <text:p text:style-name="Standard">| 3 <text:s text:c="3"/>| Orange | Fruit <text:s text:c="4"/>| Available <text:s text:c="2"/>| 2025-01-20 | 2025-02-26 | India Mart <text:s/>| <text:s text:c="5"/>100 | <text:s text:c="3"/>60 |</text:p>
      <text:p text:style-name="Standard">| 4 <text:s text:c="3"/>| Tomato | Vegitable | Available <text:s text:c="2"/>| 2025-02-19 | 2026-01-15 | Market Yard | <text:s text:c="5"/>500 | <text:s text:c="3"/>40 |</text:p>
      <text:p text:style-name="Standard">| 5 <text:s text:c="3"/>| Onion <text:s/>| Vegitable | Unavailable | 2025-02-17 | 2026-01-28 | Market Yard | <text:s text:c="5"/>100 | <text:s text:c="2"/>200 |</text:p>
      <text:p text:style-name="Standard">+------+--------+-----------+-------------+------------+------------+-------------+----------+-------+</text:p>
      <text:p text:style-name="Standard">5 rows in set (0.00 sec)</text:p>
      <text:p text:style-name="Standard"/>
      <text:p text:style-name="Standard">mysql&gt; alter table product</text:p>
      <text:p text:style-name="Standard"><text:s text:c="4"/>-&gt; change p_id Product_id varchar(20);</text:p>
      <text:p text:style-name="Standard">Query OK, 0 rows affected (0.06 sec)</text:p>
      <text:p text:style-name="Standard">Records: 0 <text:s/>Duplicates: 0 <text:s/>Warnings: 0</text:p>
      <text:p text:style-name="Standard"/>
      <text:p text:style-name="Standard">mysql&gt; select *from product;</text:p>
      <text:p text:style-name="Standard">+------------+--------+-----------+-------------+------------+------------+-------------+----------+-------+</text:p>
      <text:p text:style-name="Standard">| Product_id | p_name | category <text:s/>| status <text:s text:c="5"/>| m_date <text:s text:c="4"/>| e_date <text:s text:c="4"/>| m_address <text:s text:c="2"/>| quantity | price |</text:p>
      <text:p text:style-name="Standard">+------------+--------+-----------+-------------+------------+------------+-------------+----------+-------+</text:p>
      <text:p text:style-name="Standard">| 1 <text:s text:c="9"/>| Apple <text:s/>| Fruit <text:s text:c="4"/>| Available <text:s text:c="2"/>| 2025-01-15 | 2025-01-20 | Market Yard | <text:s text:c="5"/>150 | <text:s text:c="2"/>100 |</text:p>
      <text:p text:style-name="Standard">| 2 <text:s text:c="9"/>| Banana | Fruit <text:s text:c="4"/>| Available <text:s text:c="2"/>| 2025-01-15 | 2025-01-20 | Market Yard | <text:s text:c="5"/>200 | <text:s text:c="3"/>50 |</text:p>
      <text:p text:style-name="Standard">| 3 <text:s text:c="9"/>| Orange | Fruit <text:s text:c="4"/>| Available <text:s text:c="2"/>| 2025-01-20 | 2025-02-26 | India Mart <text:s/>| <text:s text:c="5"/>100 | <text:s text:c="3"/>60 |</text:p>
      <text:p text:style-name="Standard">| 4 <text:s text:c="9"/>| Tomato | Vegitable | Available <text:s text:c="2"/>| 2025-02-19 | 2026-01-15 | Market Yard | <text:s text:c="5"/>500 | <text:s text:c="3"/>40 |</text:p>
      <text:p text:style-name="Standard">| 5 <text:s text:c="9"/>| Onion <text:s/>| Vegitable | Unavailable | 2025-02-17 | 2026-01-28 | Market Yard | <text:s text:c="5"/>100 | <text:s text:c="2"/>200 |</text:p>
      <text:p text:style-name="Standard">+------------+--------+-----------+-------------+------------+------------+-------------+----------+-------+</text:p>
      <text:p text:style-name="Standard">5 rows in set (0.00 sec)</text:p>
      <text:p text:style-name="Standard"/>
      <text:p text:style-name="Standard">mysql&gt; alter table product</text:p>
      <text:p text:style-name="Standard"><text:s text:c="4"/>-&gt; alter table product change p_id Product_id varchar(20);</text:p>
      <text:p text:style-name="Standard">ERROR 1064 (42000): You have an error in your SQL syntax; check the manual that corresponds to your MariaDB server version for the right syntax to use near 'table product change p_id Product_id varchar(20)' at line 2</text:p>
      <text:p text:style-name="Standard">mysql&gt; alter table product change p_name Product_name varchar(20);</text:p>
      <text:p text:style-name="Standard">Query OK, 0 rows affected (0.06 sec)</text:p>
      <text:p text:style-name="Standard">Records: 0 <text:s/>Duplicates: 0 <text:s/>Warnings: 0</text:p>
      <text:p text:style-name="Standard"/>
      <text:p text:style-name="Standard">mysql&gt; select *from product;</text:p>
      <text:p text:style-name="Standard">+------------+--------------+-----------+-------------+------------+------------+-------------+----------+-------+</text:p>
      <text:p text:style-name="Standard">| Product_id | Product_name | category <text:s/>| status <text:s text:c="5"/>| m_date <text:s text:c="4"/>| e_date <text:s text:c="4"/>| m_address <text:s text:c="2"/>| quantity | price |</text:p>
      <text:p text:style-name="Standard">+------------+--------------+-----------+-------------+------------+------------+-------------+----------+-------+</text:p>
      <text:p text:style-name="Standard">| 1 <text:s text:c="9"/>| Apple <text:s text:c="7"/>| Fruit <text:s text:c="4"/>| Available <text:s text:c="2"/>| 2025-01-15 | 2025-01-20 | Market Yard | <text:s text:c="5"/>150 | <text:s text:c="2"/>100 |</text:p>
      <text:p text:style-name="Standard">| 2 <text:s text:c="9"/>| Banana <text:s text:c="6"/>| Fruit <text:s text:c="4"/>| Available <text:s text:c="2"/>| 2025-01-15 | 2025-01-20 | Market Yard | <text:s text:c="5"/>200 | <text:s text:c="3"/>50 |</text:p>
      <text:p text:style-name="Standard">| 3 <text:s text:c="9"/>| Orange <text:s text:c="6"/>| Fruit <text:s text:c="4"/>| Available <text:s text:c="2"/>| 2025-01-20 | 2025-02-26 | India Mart <text:s/>| <text:s text:c="5"/>100 | <text:s text:c="3"/>60 |</text:p>
      <text:p text:style-name="Standard">| 4 <text:s text:c="9"/>| Tomato <text:s text:c="6"/>| Vegitable | Available <text:s text:c="2"/>| 2025-02-19 | 2026-01-15 | Market Yard | <text:s text:c="5"/>500 | <text:s text:c="3"/>40 |</text:p>
      <text:p text:style-name="Standard">| 5 <text:s text:c="9"/>| Onion <text:s text:c="7"/>| Vegitable | Unavailable | 2025-02-17 | 2026-01-28 | Market Yard | <text:s text:c="5"/>100 | <text:s text:c="2"/>200 |</text:p>
      <text:p text:style-name="Standard">+------------+--------------+-----------+-------------+------------+------------+-------------+----------+-------+</text:p>
      <text:p text:style-name="Standard">5 rows in set (0.01 sec)</text:p>
      <text:p text:style-name="Standard"/>
      <text:p text:style-name="Standard">mysql&gt; create table Student(</text:p>
      <text:p text:style-name="Standard"><text:s text:c="4"/>-&gt; Roll_No. int</text:p>
      <text:p text:style-name="Standard"><text:s text:c="4"/>-&gt; Roll_No. int,</text:p>
      <text:p text:style-name="Standard"><text:s text:c="4"/>-&gt; Name varchar(20) unique,</text:p>
      <text:p text:style-name="Standard"><text:soft-page-break/><text:s text:c="4"/>-&gt; Marks int check(Marks&gt;0),</text:p>
      <text:p text:style-name="Standard"><text:s text:c="4"/>-&gt; City varchar(20) default 'Pune',</text:p>
      <text:p text:style-name="Standard"><text:s text:c="4"/>-&gt; Primary key(Roll_No.));</text:p>
      <text:p text:style-name="Standard">ERROR 1064 (42000): You have an error in your SQL syntax; check the manual that corresponds to your MariaDB server version for the right syntax to use near 'int</text:p>
      <text:p text:style-name="Standard">Roll_No. int,</text:p>
      <text:p text:style-name="Standard">Name varchar(20) unique,</text:p>
      <text:p text:style-name="Standard">Marks int check(Marks&gt;0),</text:p>
      <text:p text:style-name="Standard">City var...' at line 2</text:p>
      <text:p text:style-name="Standard">mysql&gt; create table Student( Roll_No. int Roll_No. int, Name varchar(10) unique, Marks int check(Marks&gt;0), City varchar(20) default 'Pune', Primary key(Roll_No.));</text:p>
      <text:p text:style-name="Standard">ERROR 1064 (42000): You have an error in your SQL syntax; check the manual that corresponds to your MariaDB server version for the right syntax to use near 'int Roll_No. int, Name varchar(10) unique, Marks int check(Marks&gt;0), City var...' at line 1</text:p>
      <text:p text:style-name="Standard">mysql&gt; create table Student( Roll_No. int, Name varchar(10) unique, Marks int check(Marks&gt;0), City varchar(20) default 'Pune', Primary key(Roll_No.));</text:p>
      <text:p text:style-name="Standard">ERROR 1064 (42000): You have an error in your SQL syntax; check the manual that corresponds to your MariaDB server version for the right syntax to use near 'int, Name varchar(10) unique, Marks int check(Marks&gt;0), City varchar(20) defa...' at line 1</text:p>
      <text:p text:style-name="Standard">mysql&gt; create table Student(Roll_No. int, Name varchar(10) unique, Marks int check(Marks&gt;0), City varchar(20) default 'Pune', Primary key(Roll_No.));</text:p>
      <text:p text:style-name="Standard">ERROR 1064 (42000): You have an error in your SQL syntax; check the manual that corresponds to your MariaDB server version for the right syntax to use near 'int, Name varchar(10) unique, Marks int check(Marks&gt;0), City varchar(20) defa...' at line 1</text:p>
      <text:p text:style-name="Standard">mysql&gt; create table Student(Roll_No. int, Name varchar(10) unique, Marks int check(Marks&gt;0), City varchar(20) default'Pune', Primary key(Roll_No.));</text:p>
      <text:p text:style-name="Standard">ERROR 1064 (42000): You have an error in your SQL syntax; check the manual that corresponds to your MariaDB server version for the right syntax to use near 'int, Name varchar(10) unique, Marks int check(Marks&gt;0), City varchar(20) defa...' at line 1</text:p>
      <text:p text:style-name="Standard">mysql&gt; create table Student(Roll_No. int, Name varchar(10) unique, Marks int check (Marks &gt; 0), City varchar(20) default'Pune', Primary key(Roll_No.));</text:p>
      <text:p text:style-name="Standard">ERROR 1064 (42000): You have an error in your SQL syntax; check the manual that corresponds to your MariaDB server version for the right syntax to use near 'int, Name varchar(10) unique, Marks int check (Marks &gt; 0), City varchar(20) d...' at line 1</text:p>
      <text:p text:style-name="Standard">mysql&gt; create table Student(Roll_No int, Name varchar(10) unique, Marks int check (Marks &gt; 0), City varchar(20) default'Pune', Primary key(Roll_No));</text:p>
      <text:p text:style-name="Standard">Query OK, 0 rows affected (0.16 sec)</text:p>
      <text:p text:style-name="Standard"/>
      <text:p text:style-name="Standard">mysql&gt; select *from Student;</text:p>
      <text:p text:style-name="Standard">Empty set (0.00 sec)</text:p>
      <text:p text:style-name="Standard"/>
      <text:p text:style-name="Standard">mysql&gt; insert into Student values (65,Nishant,95);</text:p>
      <text:p text:style-name="Standard">ERROR 1054 (42S22): Unknown column 'Nishant' in 'field list'</text:p>
      <text:p text:style-name="Standard">mysql&gt; create table Student(Roll_No int, Name varchar(20) unique, Marks int check (Marks &gt; 0), City varchar(20) default'Pune', Primary key(Roll_No));</text:p>
      <text:p text:style-name="Standard">ERROR 1050 (42S01): Table 'Student' already exists</text:p>
      <text:p text:style-name="Standard">mysql&gt; insert into Student values (65,Nishant,95);</text:p>
      <text:p text:style-name="Standard">ERROR 1054 (42S22): Unknown column 'Nishant' in 'field list'</text:p>
      <text:p text:style-name="Standard">mysql&gt; insert into Student values (65,Nish,95);</text:p>
      <text:p text:style-name="Standard"><text:soft-page-break/>ERROR 1054 (42S22): Unknown column 'Nish' in 'field list'</text:p>
      <text:p text:style-name="Standard">mysql&gt; insert into Student values (65,nishant,95);</text:p>
      <text:p text:style-name="Standard">ERROR 1054 (42S22): Unknown column 'nishant' in 'field list'</text:p>
      <text:p text:style-name="Standard">mysql&gt; select *from Student;</text:p>
      <text:p text:style-name="Standard">Empty set (0.00 se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5:37:30.460735412</meta:creation-date>
    <dc:date>2026-01-20T15:40:14.467545957</dc:date>
    <meta:editing-duration>PT2M44S</meta:editing-duration>
    <meta:editing-cycles>1</meta:editing-cycles>
    <meta:document-statistic meta:table-count="0" meta:image-count="0" meta:object-count="0" meta:page-count="11" meta:paragraph-count="404" meta:word-count="4015" meta:character-count="26298" meta:non-whitespace-character-count="21659"/>
    <meta:generator>LibreOffice/7.3.7.2$Linux_X86_64 LibreOffice_project/30$Build-2</meta:generator>
  </office:meta>
</office:document-meta>
</file>